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6FC000006F4D9CEDD79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6.923cm" draw:z-index="0"><draw:image xlink:href="Pictures/10000001000006FC000006F4D9CEDD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21:45:28.740463000</meta:creation-date>
    <dc:date>2025-11-11T21:45:44.124965000</dc:date>
    <meta:editing-duration>PT1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8.2.2$MacOSX_AARCH64 LibreOffice_project/d401f2107ccab8f924a8e2df40f573aab7605b6f</meta:generator>
  </office:meta>
</office:document-meta>
</file>